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d88fd" officeooo:paragraph-rsid="001d88fd"/>
    </style:style>
    <style:style style:name="P2" style:family="paragraph" style:parent-style-name="Subtitle">
      <style:text-properties officeooo:rsid="00224597" officeooo:paragraph-rsid="00224597"/>
    </style:style>
    <style:style style:name="P3" style:family="paragraph" style:parent-style-name="Subtitle">
      <style:text-properties officeooo:rsid="003d880e" officeooo:paragraph-rsid="003d880e"/>
    </style:style>
    <style:style style:name="P4" style:family="paragraph" style:parent-style-name="Subtitle">
      <style:text-properties officeooo:rsid="0097d2e8" officeooo:paragraph-rsid="0097d2e8"/>
    </style:style>
    <style:style style:name="P5" style:family="paragraph" style:parent-style-name="Subtitle">
      <style:text-properties officeooo:rsid="00c701e9" officeooo:paragraph-rsid="00c701e9"/>
    </style:style>
    <style:style style:name="P6" style:family="paragraph" style:parent-style-name="Text_20_body">
      <style:paragraph-properties fo:text-align="justify" style:justify-single-word="false"/>
      <style:text-properties officeooo:rsid="001f1e74" officeooo:paragraph-rsid="001f1e74"/>
    </style:style>
    <style:style style:name="P7" style:family="paragraph" style:parent-style-name="Text_20_body">
      <style:paragraph-properties fo:text-align="justify" style:justify-single-word="false"/>
      <style:text-properties officeooo:rsid="0024589d" officeooo:paragraph-rsid="0024589d"/>
    </style:style>
    <style:style style:name="P8" style:family="paragraph" style:parent-style-name="Text_20_body">
      <style:paragraph-properties fo:text-align="justify" style:justify-single-word="false"/>
      <style:text-properties officeooo:rsid="0041127a" officeooo:paragraph-rsid="0041127a"/>
    </style:style>
    <style:style style:name="P9" style:family="paragraph" style:parent-style-name="Text_20_body">
      <style:paragraph-properties fo:text-align="justify" style:justify-single-word="false"/>
      <style:text-properties officeooo:rsid="0098e3e0" officeooo:paragraph-rsid="00a692d9"/>
    </style:style>
    <style:style style:name="P10" style:family="paragraph" style:parent-style-name="Text_20_body">
      <style:paragraph-properties fo:text-align="justify" style:justify-single-word="false"/>
      <style:text-properties fo:font-style="normal" fo:font-weight="normal" officeooo:rsid="00ae7eff" officeooo:paragraph-rsid="00ae7eff" style:font-style-asian="normal" style:font-weight-asian="normal" style:font-style-complex="normal" style:font-weight-complex="normal"/>
    </style:style>
    <style:style style:name="P11" style:family="paragraph" style:parent-style-name="Title">
      <style:text-properties officeooo:rsid="001a6a26" officeooo:paragraph-rsid="001a6a26"/>
    </style:style>
    <style:style style:name="P12" style:family="paragraph" style:parent-style-name="Subtitle">
      <style:text-properties officeooo:rsid="00e86cb1" officeooo:paragraph-rsid="00e86cb1"/>
    </style:style>
    <style:style style:name="P13" style:family="paragraph" style:parent-style-name="Subtitle">
      <style:text-properties officeooo:rsid="0134096c" officeooo:paragraph-rsid="0134096c"/>
    </style:style>
    <style:style style:name="P14" style:family="paragraph" style:parent-style-name="Text_20_body">
      <style:paragraph-properties fo:text-align="justify" style:justify-single-word="false"/>
      <style:text-properties officeooo:rsid="00c85e05" officeooo:paragraph-rsid="00c85e05"/>
    </style:style>
    <style:style style:name="P15" style:family="paragraph" style:parent-style-name="Text_20_body">
      <style:paragraph-properties fo:text-align="justify" style:justify-single-word="false"/>
      <style:text-properties officeooo:rsid="00e9f60e" officeooo:paragraph-rsid="00e9f60e"/>
    </style:style>
    <style:style style:name="P16" style:family="paragraph" style:parent-style-name="Text_20_body">
      <style:paragraph-properties fo:text-align="justify" style:justify-single-word="false"/>
      <style:text-properties officeooo:rsid="013540c9" officeooo:paragraph-rsid="013540c9"/>
    </style:style>
    <style:style style:name="T1" style:family="text">
      <style:text-properties officeooo:rsid="001ff9c9"/>
    </style:style>
    <style:style style:name="T2" style:family="text">
      <style:text-properties officeooo:rsid="0020c89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c899" style:font-weight-asian="bold" style:font-weight-complex="bold"/>
    </style:style>
    <style:style style:name="T5" style:family="text">
      <style:text-properties fo:font-weight="bold" officeooo:rsid="0048f562" style:font-weight-asian="bold" style:font-weight-complex="bold"/>
    </style:style>
    <style:style style:name="T6" style:family="text">
      <style:text-properties fo:font-weight="bold" officeooo:rsid="004f0e8a" style:font-weight-asian="bold" style:font-weight-complex="bold"/>
    </style:style>
    <style:style style:name="T7" style:family="text">
      <style:text-properties fo:font-weight="bold" officeooo:rsid="00512db5" style:font-weight-asian="bold" style:font-weight-complex="bold"/>
    </style:style>
    <style:style style:name="T8" style:family="text">
      <style:text-properties fo:font-weight="bold" officeooo:rsid="0054df59" style:font-weight-asian="bold" style:font-weight-complex="bold"/>
    </style:style>
    <style:style style:name="T9" style:family="text">
      <style:text-properties fo:font-weight="bold" officeooo:rsid="0059022f" style:font-weight-asian="bold" style:font-weight-complex="bold"/>
    </style:style>
    <style:style style:name="T10" style:family="text">
      <style:text-properties fo:font-weight="bold" officeooo:rsid="0063204f" style:font-weight-asian="bold" style:font-weight-complex="bold"/>
    </style:style>
    <style:style style:name="T11" style:family="text">
      <style:text-properties fo:font-weight="bold" officeooo:rsid="0064ae15" style:font-weight-asian="bold" style:font-weight-complex="bold"/>
    </style:style>
    <style:style style:name="T12" style:family="text">
      <style:text-properties fo:font-weight="bold" officeooo:rsid="00716a5b" style:font-weight-asian="bold" style:font-weight-complex="bold"/>
    </style:style>
    <style:style style:name="T13" style:family="text">
      <style:text-properties fo:font-weight="bold" officeooo:rsid="0080afff" style:font-weight-asian="bold" style:font-weight-complex="bold"/>
    </style:style>
    <style:style style:name="T14" style:family="text">
      <style:text-properties fo:font-weight="bold" officeooo:rsid="0093f9f4" style:font-weight-asian="bold" style:font-weight-complex="bold"/>
    </style:style>
    <style:style style:name="T15" style:family="text">
      <style:text-properties fo:font-weight="bold" officeooo:rsid="00b0dca8" style:font-weight-asian="bold" style:font-weight-complex="bold"/>
    </style:style>
    <style:style style:name="T16" style:family="text">
      <style:text-properties fo:font-weight="bold" officeooo:rsid="00b7909a" style:font-weight-asian="bold" style:font-weight-complex="bold"/>
    </style:style>
    <style:style style:name="T17" style:family="text">
      <style:text-properties fo:font-weight="bold" officeooo:rsid="00b7b4f9" style:font-weight-asian="bold" style:font-weight-complex="bold"/>
    </style:style>
    <style:style style:name="T18" style:family="text">
      <style:text-properties fo:font-weight="bold" officeooo:rsid="00b8e9e0" style:font-weight-asian="bold" style:font-weight-complex="bold"/>
    </style:style>
    <style:style style:name="T19" style:family="text">
      <style:text-properties fo:font-weight="bold" officeooo:rsid="00bb55f2" style:font-weight-asian="bold" style:font-weight-complex="bold"/>
    </style:style>
    <style:style style:name="T20" style:family="text">
      <style:text-properties fo:font-weight="bold" officeooo:rsid="00c13c2d" style:font-weight-asian="bold" style:font-weight-complex="bold"/>
    </style:style>
    <style:style style:name="T21" style:family="text">
      <style:text-properties fo:font-weight="bold" officeooo:rsid="00c59771" style:font-weight-asian="bold" style:font-weight-complex="bold"/>
    </style:style>
    <style:style style:name="T22" style:family="text">
      <style:text-properties fo:font-weight="bold" officeooo:rsid="00c9dfda" style:font-weight-asian="bold" style:font-weight-complex="bold"/>
    </style:style>
    <style:style style:name="T23" style:family="text">
      <style:text-properties fo:font-weight="bold" officeooo:rsid="00cd013f" style:font-weight-asian="bold" style:font-weight-complex="bold"/>
    </style:style>
    <style:style style:name="T24" style:family="text">
      <style:text-properties fo:font-weight="bold" officeooo:rsid="00eb4a0e" style:font-weight-asian="bold" style:font-weight-complex="bold"/>
    </style:style>
    <style:style style:name="T25" style:family="text">
      <style:text-properties fo:font-weight="bold" officeooo:rsid="00f14aee" style:font-weight-asian="bold" style:font-weight-complex="bold"/>
    </style:style>
    <style:style style:name="T26" style:family="text">
      <style:text-properties fo:font-weight="bold" officeooo:rsid="01377819" style:font-weight-asian="bold" style:font-weight-complex="bold"/>
    </style:style>
    <style:style style:name="T27" style:family="text">
      <style:text-properties fo:font-weight="bold" officeooo:rsid="01393a56" style:font-weight-asian="bold" style:font-weight-complex="bold"/>
    </style:style>
    <style:style style:name="T28" style:family="text">
      <style:text-properties fo:font-weight="bold" officeooo:rsid="013da496" style:font-weight-asian="bold" style:font-weight-complex="bold"/>
    </style:style>
    <style:style style:name="T29" style:family="text">
      <style:text-properties fo:font-weight="bold" officeooo:rsid="014599c3" style:font-weight-asian="bold" style:font-weight-complex="bold"/>
    </style:style>
    <style:style style:name="T30" style:family="text">
      <style:text-properties fo:font-weight="bold" officeooo:rsid="01499eca" style:font-weight-asian="bold" style:font-weight-complex="bold"/>
    </style:style>
    <style:style style:name="T31" style:family="text">
      <style:text-properties fo:font-weight="bold" officeooo:rsid="014a2f1e" style:font-weight-asian="bold" style:font-weight-complex="bold"/>
    </style:style>
    <style:style style:name="T32" style:family="text">
      <style:text-properties fo:font-weight="bold" officeooo:rsid="014bf4a7" style:font-weight-asian="bold" style:font-weight-complex="bold"/>
    </style:style>
    <style:style style:name="T33" style:family="text">
      <style:text-properties fo:font-weight="bold" officeooo:rsid="014d3a8b" style:font-weight-asian="bold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0c899" style:font-weight-asian="normal" style:font-weight-complex="normal"/>
    </style:style>
    <style:style style:name="T36" style:family="text">
      <style:text-properties fo:font-weight="normal" officeooo:rsid="0021f553" style:font-weight-asian="normal" style:font-weight-complex="normal"/>
    </style:style>
    <style:style style:name="T37" style:family="text">
      <style:text-properties fo:font-weight="normal" officeooo:rsid="0048f562" style:font-weight-asian="normal" style:font-weight-complex="normal"/>
    </style:style>
    <style:style style:name="T38" style:family="text">
      <style:text-properties fo:font-weight="normal" officeooo:rsid="00498894" style:font-weight-asian="normal" style:font-weight-complex="normal"/>
    </style:style>
    <style:style style:name="T39" style:family="text">
      <style:text-properties fo:font-weight="normal" officeooo:rsid="004a575d" style:font-weight-asian="normal" style:font-weight-complex="normal"/>
    </style:style>
    <style:style style:name="T40" style:family="text">
      <style:text-properties fo:font-weight="normal" officeooo:rsid="004b2a5b" style:font-weight-asian="normal" style:font-weight-complex="normal"/>
    </style:style>
    <style:style style:name="T41" style:family="text">
      <style:text-properties fo:font-weight="normal" officeooo:rsid="004bc6c4" style:font-weight-asian="normal" style:font-weight-complex="normal"/>
    </style:style>
    <style:style style:name="T42" style:family="text">
      <style:text-properties fo:font-weight="normal" officeooo:rsid="004d102f" style:font-weight-asian="normal" style:font-weight-complex="normal"/>
    </style:style>
    <style:style style:name="T43" style:family="text">
      <style:text-properties fo:font-weight="normal" officeooo:rsid="004e4e14" style:font-weight-asian="normal" style:font-weight-complex="normal"/>
    </style:style>
    <style:style style:name="T44" style:family="text">
      <style:text-properties fo:font-weight="normal" officeooo:rsid="004f0e8a" style:font-weight-asian="normal" style:font-weight-complex="normal"/>
    </style:style>
    <style:style style:name="T45" style:family="text">
      <style:text-properties fo:font-weight="normal" officeooo:rsid="00512db5" style:font-weight-asian="normal" style:font-weight-complex="normal"/>
    </style:style>
    <style:style style:name="T46" style:family="text">
      <style:text-properties fo:font-weight="normal" officeooo:rsid="0053058e" style:font-weight-asian="normal" style:font-weight-complex="normal"/>
    </style:style>
    <style:style style:name="T47" style:family="text">
      <style:text-properties fo:font-weight="normal" officeooo:rsid="0054df59" style:font-weight-asian="normal" style:font-weight-complex="normal"/>
    </style:style>
    <style:style style:name="T48" style:family="text">
      <style:text-properties fo:font-weight="normal" officeooo:rsid="0056b7a9" style:font-weight-asian="normal" style:font-weight-complex="normal"/>
    </style:style>
    <style:style style:name="T49" style:family="text">
      <style:text-properties fo:font-weight="normal" officeooo:rsid="005791fd" style:font-weight-asian="normal" style:font-weight-complex="normal"/>
    </style:style>
    <style:style style:name="T50" style:family="text">
      <style:text-properties fo:font-weight="normal" officeooo:rsid="0059022f" style:font-weight-asian="normal" style:font-weight-complex="normal"/>
    </style:style>
    <style:style style:name="T51" style:family="text">
      <style:text-properties fo:font-weight="normal" officeooo:rsid="0059d785" style:font-weight-asian="normal" style:font-weight-complex="normal"/>
    </style:style>
    <style:style style:name="T52" style:family="text">
      <style:text-properties fo:font-weight="normal" officeooo:rsid="0063204f" style:font-weight-asian="normal" style:font-weight-complex="normal"/>
    </style:style>
    <style:style style:name="T53" style:family="text">
      <style:text-properties fo:font-weight="normal" officeooo:rsid="0063e05d" style:font-weight-asian="normal" style:font-weight-complex="normal"/>
    </style:style>
    <style:style style:name="T54" style:family="text">
      <style:text-properties fo:font-weight="normal" officeooo:rsid="0064ae15" style:font-weight-asian="normal" style:font-weight-complex="normal"/>
    </style:style>
    <style:style style:name="T55" style:family="text">
      <style:text-properties fo:font-weight="normal" officeooo:rsid="00665cca" style:font-weight-asian="normal" style:font-weight-complex="normal"/>
    </style:style>
    <style:style style:name="T56" style:family="text">
      <style:text-properties fo:font-weight="normal" officeooo:rsid="0066c55d" style:font-weight-asian="normal" style:font-weight-complex="normal"/>
    </style:style>
    <style:style style:name="T57" style:family="text">
      <style:text-properties fo:font-weight="normal" officeooo:rsid="006a3e0a" style:font-weight-asian="normal" style:font-weight-complex="normal"/>
    </style:style>
    <style:style style:name="T58" style:family="text">
      <style:text-properties fo:font-weight="normal" officeooo:rsid="006af08b" style:font-weight-asian="normal" style:font-weight-complex="normal"/>
    </style:style>
    <style:style style:name="T59" style:family="text">
      <style:text-properties fo:font-weight="normal" officeooo:rsid="006c45eb" style:font-weight-asian="normal" style:font-weight-complex="normal"/>
    </style:style>
    <style:style style:name="T60" style:family="text">
      <style:text-properties fo:font-weight="normal" officeooo:rsid="006cdc60" style:font-weight-asian="normal" style:font-weight-complex="normal"/>
    </style:style>
    <style:style style:name="T61" style:family="text">
      <style:text-properties fo:font-weight="normal" officeooo:rsid="006de5a9" style:font-weight-asian="normal" style:font-weight-complex="normal"/>
    </style:style>
    <style:style style:name="T62" style:family="text">
      <style:text-properties fo:font-weight="normal" officeooo:rsid="006f3c13" style:font-weight-asian="normal" style:font-weight-complex="normal"/>
    </style:style>
    <style:style style:name="T63" style:family="text">
      <style:text-properties fo:font-weight="normal" officeooo:rsid="00711a7e" style:font-weight-asian="normal" style:font-weight-complex="normal"/>
    </style:style>
    <style:style style:name="T64" style:family="text">
      <style:text-properties fo:font-weight="normal" officeooo:rsid="00716a5b" style:font-weight-asian="normal" style:font-weight-complex="normal"/>
    </style:style>
    <style:style style:name="T65" style:family="text">
      <style:text-properties fo:font-weight="normal" officeooo:rsid="0072b62d" style:font-weight-asian="normal" style:font-weight-complex="normal"/>
    </style:style>
    <style:style style:name="T66" style:family="text">
      <style:text-properties fo:font-weight="normal" officeooo:rsid="0073305d" style:font-weight-asian="normal" style:font-weight-complex="normal"/>
    </style:style>
    <style:style style:name="T67" style:family="text">
      <style:text-properties fo:font-weight="normal" officeooo:rsid="00763869" style:font-weight-asian="normal" style:font-weight-complex="normal"/>
    </style:style>
    <style:style style:name="T68" style:family="text">
      <style:text-properties fo:font-weight="normal" officeooo:rsid="0077f752" style:font-weight-asian="normal" style:font-weight-complex="normal"/>
    </style:style>
    <style:style style:name="T69" style:family="text">
      <style:text-properties fo:font-weight="normal" officeooo:rsid="0078e01c" style:font-weight-asian="normal" style:font-weight-complex="normal"/>
    </style:style>
    <style:style style:name="T70" style:family="text">
      <style:text-properties fo:font-weight="normal" officeooo:rsid="0079e8d7" style:font-weight-asian="normal" style:font-weight-complex="normal"/>
    </style:style>
    <style:style style:name="T71" style:family="text">
      <style:text-properties fo:font-weight="normal" officeooo:rsid="007bacd7" style:font-weight-asian="normal" style:font-weight-complex="normal"/>
    </style:style>
    <style:style style:name="T72" style:family="text">
      <style:text-properties fo:font-weight="normal" officeooo:rsid="007d74e1" style:font-weight-asian="normal" style:font-weight-complex="normal"/>
    </style:style>
    <style:style style:name="T73" style:family="text">
      <style:text-properties fo:font-weight="normal" officeooo:rsid="007f60a7" style:font-weight-asian="normal" style:font-weight-complex="normal"/>
    </style:style>
    <style:style style:name="T74" style:family="text">
      <style:text-properties fo:font-weight="normal" officeooo:rsid="0080afff" style:font-weight-asian="normal" style:font-weight-complex="normal"/>
    </style:style>
    <style:style style:name="T75" style:family="text">
      <style:text-properties fo:font-weight="normal" officeooo:rsid="0080c324" style:font-weight-asian="normal" style:font-weight-complex="normal"/>
    </style:style>
    <style:style style:name="T76" style:family="text">
      <style:text-properties fo:font-weight="normal" officeooo:rsid="008224f3" style:font-weight-asian="normal" style:font-weight-complex="normal"/>
    </style:style>
    <style:style style:name="T77" style:family="text">
      <style:text-properties fo:font-weight="normal" officeooo:rsid="00822acb" style:font-weight-asian="normal" style:font-weight-complex="normal"/>
    </style:style>
    <style:style style:name="T78" style:family="text">
      <style:text-properties fo:font-weight="normal" officeooo:rsid="008408f4" style:font-weight-asian="normal" style:font-weight-complex="normal"/>
    </style:style>
    <style:style style:name="T79" style:family="text">
      <style:text-properties fo:font-weight="normal" officeooo:rsid="0085d00b" style:font-weight-asian="normal" style:font-weight-complex="normal"/>
    </style:style>
    <style:style style:name="T80" style:family="text">
      <style:text-properties fo:font-weight="normal" officeooo:rsid="00869a32" style:font-weight-asian="normal" style:font-weight-complex="normal"/>
    </style:style>
    <style:style style:name="T81" style:family="text">
      <style:text-properties fo:font-weight="normal" officeooo:rsid="008744af" style:font-weight-asian="normal" style:font-weight-complex="normal"/>
    </style:style>
    <style:style style:name="T82" style:family="text">
      <style:text-properties fo:font-weight="normal" officeooo:rsid="0088f1a2" style:font-weight-asian="normal" style:font-weight-complex="normal"/>
    </style:style>
    <style:style style:name="T83" style:family="text">
      <style:text-properties fo:font-weight="normal" officeooo:rsid="008b4e0d" style:font-weight-asian="normal" style:font-weight-complex="normal"/>
    </style:style>
    <style:style style:name="T84" style:family="text">
      <style:text-properties fo:font-weight="normal" officeooo:rsid="008c8289" style:font-weight-asian="normal" style:font-weight-complex="normal"/>
    </style:style>
    <style:style style:name="T85" style:family="text">
      <style:text-properties fo:font-weight="normal" officeooo:rsid="008e53a0" style:font-weight-asian="normal" style:font-weight-complex="normal"/>
    </style:style>
    <style:style style:name="T86" style:family="text">
      <style:text-properties fo:font-weight="normal" officeooo:rsid="0091fe14" style:font-weight-asian="normal" style:font-weight-complex="normal"/>
    </style:style>
    <style:style style:name="T87" style:family="text">
      <style:text-properties fo:font-weight="normal" officeooo:rsid="0093f9f4" style:font-weight-asian="normal" style:font-weight-complex="normal"/>
    </style:style>
    <style:style style:name="T88" style:family="text">
      <style:text-properties fo:font-weight="normal" officeooo:rsid="0095acbf" style:font-weight-asian="normal" style:font-weight-complex="normal"/>
    </style:style>
    <style:style style:name="T89" style:family="text">
      <style:text-properties fo:font-weight="normal" officeooo:rsid="0096ab57" style:font-weight-asian="normal" style:font-weight-complex="normal"/>
    </style:style>
    <style:style style:name="T90" style:family="text">
      <style:text-properties fo:font-weight="normal" officeooo:rsid="0099daad" style:font-weight-asian="normal" style:font-weight-complex="normal"/>
    </style:style>
    <style:style style:name="T91" style:family="text">
      <style:text-properties fo:font-weight="normal" officeooo:rsid="00c9dfda" style:font-weight-asian="normal" style:font-weight-complex="normal"/>
    </style:style>
    <style:style style:name="T92" style:family="text">
      <style:text-properties fo:font-weight="normal" officeooo:rsid="00cbc6e9" style:font-weight-asian="normal" style:font-weight-complex="normal"/>
    </style:style>
    <style:style style:name="T93" style:family="text">
      <style:text-properties fo:font-weight="normal" officeooo:rsid="00cd013f" style:font-weight-asian="normal" style:font-weight-complex="normal"/>
    </style:style>
    <style:style style:name="T94" style:family="text">
      <style:text-properties fo:font-weight="normal" officeooo:rsid="00eb4a0e" style:font-weight-asian="normal" style:font-weight-complex="normal"/>
    </style:style>
    <style:style style:name="T95" style:family="text">
      <style:text-properties fo:font-weight="normal" officeooo:rsid="00f14aee" style:font-weight-asian="normal" style:font-weight-complex="normal"/>
    </style:style>
    <style:style style:name="T96" style:family="text">
      <style:text-properties fo:font-weight="normal" officeooo:rsid="00f248f7" style:font-weight-asian="normal" style:font-weight-complex="normal"/>
    </style:style>
    <style:style style:name="T97" style:family="text">
      <style:text-properties fo:font-weight="normal" officeooo:rsid="00f42842" style:font-weight-asian="normal" style:font-weight-complex="normal"/>
    </style:style>
    <style:style style:name="T98" style:family="text">
      <style:text-properties fo:font-weight="normal" officeooo:rsid="00f509f3" style:font-weight-asian="normal" style:font-weight-complex="normal"/>
    </style:style>
    <style:style style:name="T99" style:family="text">
      <style:text-properties fo:font-weight="normal" officeooo:rsid="0135f4b9" style:font-weight-asian="normal" style:font-weight-complex="normal"/>
    </style:style>
    <style:style style:name="T100" style:family="text">
      <style:text-properties fo:font-weight="normal" officeooo:rsid="01374a6a" style:font-weight-asian="normal" style:font-weight-complex="normal"/>
    </style:style>
    <style:style style:name="T101" style:family="text">
      <style:text-properties fo:font-weight="normal" officeooo:rsid="01377819" style:font-weight-asian="normal" style:font-weight-complex="normal"/>
    </style:style>
    <style:style style:name="T102" style:family="text">
      <style:text-properties fo:font-weight="normal" officeooo:rsid="01393a56" style:font-weight-asian="normal" style:font-weight-complex="normal"/>
    </style:style>
    <style:style style:name="T103" style:family="text">
      <style:text-properties fo:font-weight="normal" officeooo:rsid="013a2b0e" style:font-weight-asian="normal" style:font-weight-complex="normal"/>
    </style:style>
    <style:style style:name="T104" style:family="text">
      <style:text-properties fo:font-weight="normal" officeooo:rsid="013da496" style:font-weight-asian="normal" style:font-weight-complex="normal"/>
    </style:style>
    <style:style style:name="T105" style:family="text">
      <style:text-properties fo:font-weight="normal" officeooo:rsid="0140791e" style:font-weight-asian="normal" style:font-weight-complex="normal"/>
    </style:style>
    <style:style style:name="T106" style:family="text">
      <style:text-properties fo:font-weight="normal" officeooo:rsid="0140c92a" style:font-weight-asian="normal" style:font-weight-complex="normal"/>
    </style:style>
    <style:style style:name="T107" style:family="text">
      <style:text-properties fo:font-weight="normal" officeooo:rsid="014599c3" style:font-weight-asian="normal" style:font-weight-complex="normal"/>
    </style:style>
    <style:style style:name="T108" style:family="text">
      <style:text-properties fo:font-weight="normal" officeooo:rsid="01465a8f" style:font-weight-asian="normal" style:font-weight-complex="normal"/>
    </style:style>
    <style:style style:name="T109" style:family="text">
      <style:text-properties fo:font-weight="normal" officeooo:rsid="0147c4af" style:font-weight-asian="normal" style:font-weight-complex="normal"/>
    </style:style>
    <style:style style:name="T110" style:family="text">
      <style:text-properties fo:font-weight="normal" officeooo:rsid="01499eca" style:font-weight-asian="normal" style:font-weight-complex="normal"/>
    </style:style>
    <style:style style:name="T111" style:family="text">
      <style:text-properties fo:font-weight="normal" officeooo:rsid="014a2f1e" style:font-weight-asian="normal" style:font-weight-complex="normal"/>
    </style:style>
    <style:style style:name="T112" style:family="text">
      <style:text-properties fo:font-weight="normal" officeooo:rsid="014bf4a7" style:font-weight-asian="normal" style:font-weight-complex="normal"/>
    </style:style>
    <style:style style:name="T113" style:family="text">
      <style:text-properties fo:font-weight="normal" officeooo:rsid="014d3a8b" style:font-weight-asian="normal" style:font-weight-complex="normal"/>
    </style:style>
    <style:style style:name="T114" style:family="text">
      <style:text-properties officeooo:rsid="0024fd14"/>
    </style:style>
    <style:style style:name="T115" style:family="text">
      <style:text-properties officeooo:rsid="00251e72"/>
    </style:style>
    <style:style style:name="T116" style:family="text">
      <style:text-properties officeooo:rsid="0025ab49"/>
    </style:style>
    <style:style style:name="T117" style:family="text">
      <style:text-properties officeooo:rsid="002700b3"/>
    </style:style>
    <style:style style:name="T118" style:family="text">
      <style:text-properties officeooo:rsid="0028ec3e"/>
    </style:style>
    <style:style style:name="T119" style:family="text">
      <style:text-properties officeooo:rsid="002a728d"/>
    </style:style>
    <style:style style:name="T120" style:family="text">
      <style:text-properties officeooo:rsid="002b022e"/>
    </style:style>
    <style:style style:name="T121" style:family="text">
      <style:text-properties officeooo:rsid="002f129b"/>
    </style:style>
    <style:style style:name="T122" style:family="text">
      <style:text-properties officeooo:rsid="002f181b"/>
    </style:style>
    <style:style style:name="T123" style:family="text">
      <style:text-properties officeooo:rsid="0030b16b"/>
    </style:style>
    <style:style style:name="T124" style:family="text">
      <style:text-properties officeooo:rsid="00321f0a"/>
    </style:style>
    <style:style style:name="T125" style:family="text">
      <style:text-properties officeooo:rsid="00332759"/>
    </style:style>
    <style:style style:name="T126" style:family="text">
      <style:text-properties officeooo:rsid="0034ddd2"/>
    </style:style>
    <style:style style:name="T127" style:family="text">
      <style:text-properties officeooo:rsid="0036c0c4"/>
    </style:style>
    <style:style style:name="T128" style:family="text">
      <style:text-properties officeooo:rsid="00383e00"/>
    </style:style>
    <style:style style:name="T129" style:family="text">
      <style:text-properties officeooo:rsid="003a0fe5"/>
    </style:style>
    <style:style style:name="T130" style:family="text">
      <style:text-properties officeooo:rsid="003ab919"/>
    </style:style>
    <style:style style:name="T131" style:family="text">
      <style:text-properties officeooo:rsid="003b22a3"/>
    </style:style>
    <style:style style:name="T132" style:family="text">
      <style:text-properties officeooo:rsid="003c8d9c"/>
    </style:style>
    <style:style style:name="T133" style:family="text">
      <style:text-properties officeooo:rsid="003ca858"/>
    </style:style>
    <style:style style:name="T134" style:family="text">
      <style:text-properties officeooo:rsid="003def99"/>
    </style:style>
    <style:style style:name="T135" style:family="text">
      <style:text-properties officeooo:rsid="0041def8"/>
    </style:style>
    <style:style style:name="T136" style:family="text">
      <style:text-properties officeooo:rsid="0043c781"/>
    </style:style>
    <style:style style:name="T137" style:family="text">
      <style:text-properties officeooo:rsid="0043ea78"/>
    </style:style>
    <style:style style:name="T138" style:family="text">
      <style:text-properties officeooo:rsid="004488cf"/>
    </style:style>
    <style:style style:name="T139" style:family="text">
      <style:text-properties officeooo:rsid="0046886f"/>
    </style:style>
    <style:style style:name="T140" style:family="text">
      <style:text-properties officeooo:rsid="0047d2d1"/>
    </style:style>
    <style:style style:name="T141" style:family="text">
      <style:text-properties officeooo:rsid="0048f562"/>
    </style:style>
    <style:style style:name="T142" style:family="text">
      <style:text-properties fo:font-style="italic" fo:font-weight="normal" officeooo:rsid="0099daad" style:font-style-asian="italic" style:font-weight-asian="normal" style:font-style-complex="italic" style:font-weight-complex="normal"/>
    </style:style>
    <style:style style:name="T143" style:family="text">
      <style:text-properties fo:font-style="normal" fo:font-weight="normal" officeooo:rsid="0099daad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09bac5b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09c1215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09c8cf8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09eb51b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09ec24a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a0b8c3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a13f76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a325ee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a4497c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a5ff77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a692d9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0a88f7e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0ab3f46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bold" officeooo:rsid="00a4497c" style:font-style-asian="normal" style:font-weight-asian="bold" style:font-style-complex="normal" style:font-weight-complex="bold"/>
    </style:style>
    <style:style style:name="T158" style:family="text">
      <style:text-properties fo:font-style="normal" style:text-underline-style="none" fo:font-weight="normal" officeooo:rsid="00d053d1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d173a8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d1efe7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d25abe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d288f2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d4cf83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d66947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d9d76d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dbce4a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0dcef52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0dde2f5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0df15c9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e03a11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0e31dce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0e407de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0e4be18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bold" officeooo:rsid="00d053d1" style:font-style-asian="normal" style:font-weight-asian="bold" style:font-style-complex="normal" style:font-weight-complex="bold"/>
    </style:style>
    <style:style style:name="T175" style:family="text">
      <style:text-properties fo:font-style="normal" style:text-underline-style="none" fo:font-weight="bold" officeooo:rsid="00d25abe" style:font-style-asian="normal" style:font-weight-asian="bold" style:font-style-complex="normal" style:font-weight-complex="bold"/>
    </style:style>
    <style:style style:name="T176" style:family="text">
      <style:text-properties fo:font-style="normal" style:text-underline-style="none" fo:font-weight="bold" officeooo:rsid="00d4cf83" style:font-style-asian="normal" style:font-weight-asian="bold" style:font-style-complex="normal" style:font-weight-complex="bold"/>
    </style:style>
    <style:style style:name="T177" style:family="text">
      <style:text-properties fo:font-style="normal" style:text-underline-style="none" fo:font-weight="bold" officeooo:rsid="00dbce4a" style:font-style-asian="normal" style:font-weight-asian="bold" style:font-style-complex="normal" style:font-weight-complex="bold"/>
    </style:style>
    <style:style style:name="T178" style:family="text">
      <style:text-properties fo:font-style="normal" style:text-underline-style="none" fo:font-weight="bold" officeooo:rsid="00e03a11" style:font-style-asian="normal" style:font-weight-asian="bold" style:font-style-complex="normal" style:font-weight-complex="bold"/>
    </style:style>
    <style:style style:name="T179" style:family="text">
      <style:text-properties officeooo:rsid="00b0dca8"/>
    </style:style>
    <style:style style:name="T180" style:family="text">
      <style:text-properties officeooo:rsid="00b16860"/>
    </style:style>
    <style:style style:name="T181" style:family="text">
      <style:text-properties officeooo:rsid="00b1e49c"/>
    </style:style>
    <style:style style:name="T182" style:family="text">
      <style:text-properties officeooo:rsid="00b20d2f"/>
    </style:style>
    <style:style style:name="T183" style:family="text">
      <style:text-properties officeooo:rsid="00b3abf8"/>
    </style:style>
    <style:style style:name="T184" style:family="text">
      <style:text-properties officeooo:rsid="00b502dd"/>
    </style:style>
    <style:style style:name="T185" style:family="text">
      <style:text-properties officeooo:rsid="00b618c1"/>
    </style:style>
    <style:style style:name="T186" style:family="text">
      <style:text-properties officeooo:rsid="00b7909a"/>
    </style:style>
    <style:style style:name="T187" style:family="text">
      <style:text-properties officeooo:rsid="00b7b4f9"/>
    </style:style>
    <style:style style:name="T188" style:family="text">
      <style:text-properties officeooo:rsid="00b8e9e0"/>
    </style:style>
    <style:style style:name="T189" style:family="text">
      <style:text-properties officeooo:rsid="00ba8198"/>
    </style:style>
    <style:style style:name="T190" style:family="text">
      <style:text-properties officeooo:rsid="00bb0e15"/>
    </style:style>
    <style:style style:name="T191" style:family="text">
      <style:text-properties officeooo:rsid="00bb55f2"/>
    </style:style>
    <style:style style:name="T192" style:family="text">
      <style:text-properties officeooo:rsid="00bd523f"/>
    </style:style>
    <style:style style:name="T193" style:family="text">
      <style:text-properties officeooo:rsid="00c07d46"/>
    </style:style>
    <style:style style:name="T194" style:family="text">
      <style:text-properties officeooo:rsid="00c13c2d"/>
    </style:style>
    <style:style style:name="T195" style:family="text">
      <style:text-properties officeooo:rsid="00c39488"/>
    </style:style>
    <style:style style:name="T196" style:family="text">
      <style:text-properties officeooo:rsid="00c41a53"/>
    </style:style>
    <style:style style:name="T197" style:family="text">
      <style:text-properties officeooo:rsid="00c59771"/>
    </style:style>
    <style:style style:name="T198" style:family="text">
      <style:text-properties officeooo:rsid="00eb4a0e"/>
    </style:style>
    <style:style style:name="T199" style:family="text">
      <style:text-properties officeooo:rsid="00eb62fc"/>
    </style:style>
    <style:style style:name="T200" style:family="text">
      <style:text-properties style:text-underline-style="none" fo:font-weight="normal" officeooo:rsid="00f55b27" style:font-weight-asian="normal" style:font-weight-complex="normal"/>
    </style:style>
    <style:style style:name="T201" style:family="text">
      <style:text-properties style:text-underline-style="none" fo:font-weight="normal" officeooo:rsid="00f871c4" style:font-weight-asian="normal" style:font-weight-complex="normal"/>
    </style:style>
    <style:style style:name="T202" style:family="text">
      <style:text-properties style:text-underline-style="none" fo:font-weight="normal" officeooo:rsid="00f9a49d" style:font-weight-asian="normal" style:font-weight-complex="normal"/>
    </style:style>
    <style:style style:name="T203" style:family="text">
      <style:text-properties style:text-underline-style="none" fo:font-weight="normal" officeooo:rsid="00f9c619" style:font-weight-asian="normal" style:font-weight-complex="normal"/>
    </style:style>
    <style:style style:name="T204" style:family="text">
      <style:text-properties style:text-underline-style="none" fo:font-weight="normal" officeooo:rsid="00fc2ee8" style:font-weight-asian="normal" style:font-weight-complex="normal"/>
    </style:style>
    <style:style style:name="T205" style:family="text">
      <style:text-properties style:text-underline-style="none" fo:font-weight="normal" officeooo:rsid="00fd9d36" style:font-weight-asian="normal" style:font-weight-complex="normal"/>
    </style:style>
    <style:style style:name="T206" style:family="text">
      <style:text-properties style:text-underline-style="none" fo:font-weight="normal" officeooo:rsid="0100d16a" style:font-weight-asian="normal" style:font-weight-complex="normal"/>
    </style:style>
    <style:style style:name="T207" style:family="text">
      <style:text-properties style:text-underline-style="none" fo:font-weight="normal" officeooo:rsid="0102bea6" style:font-weight-asian="normal" style:font-weight-complex="normal"/>
    </style:style>
    <style:style style:name="T208" style:family="text">
      <style:text-properties style:text-underline-style="none" fo:font-weight="normal" officeooo:rsid="0108fc05" style:font-weight-asian="normal" style:font-weight-complex="normal"/>
    </style:style>
    <style:style style:name="T209" style:family="text">
      <style:text-properties style:text-underline-style="none" fo:font-weight="normal" officeooo:rsid="010aeeac" style:font-weight-asian="normal" style:font-weight-complex="normal"/>
    </style:style>
    <style:style style:name="T210" style:family="text">
      <style:text-properties style:text-underline-style="none" fo:font-weight="normal" officeooo:rsid="010bce36" style:font-weight-asian="normal" style:font-weight-complex="normal"/>
    </style:style>
    <style:style style:name="T211" style:family="text">
      <style:text-properties style:text-underline-style="none" fo:font-weight="normal" officeooo:rsid="010d8b7d" style:font-weight-asian="normal" style:font-weight-complex="normal"/>
    </style:style>
    <style:style style:name="T212" style:family="text">
      <style:text-properties style:text-underline-style="none" fo:font-weight="normal" officeooo:rsid="010f3a74" style:font-weight-asian="normal" style:font-weight-complex="normal"/>
    </style:style>
    <style:style style:name="T213" style:family="text">
      <style:text-properties style:text-underline-style="none" fo:font-weight="normal" officeooo:rsid="0112a4a1" style:font-weight-asian="normal" style:font-weight-complex="normal"/>
    </style:style>
    <style:style style:name="T214" style:family="text">
      <style:text-properties style:text-underline-style="none" fo:font-weight="normal" officeooo:rsid="0112f64b" style:font-weight-asian="normal" style:font-weight-complex="normal"/>
    </style:style>
    <style:style style:name="T215" style:family="text">
      <style:text-properties style:text-underline-style="none" fo:font-weight="normal" officeooo:rsid="01150c99" style:font-weight-asian="normal" style:font-weight-complex="normal"/>
    </style:style>
    <style:style style:name="T216" style:family="text">
      <style:text-properties style:text-underline-style="none" fo:font-weight="normal" officeooo:rsid="0115a4cf" style:font-weight-asian="normal" style:font-weight-complex="normal"/>
    </style:style>
    <style:style style:name="T217" style:family="text">
      <style:text-properties style:text-underline-style="none" fo:font-weight="normal" officeooo:rsid="01169e29" style:font-weight-asian="normal" style:font-weight-complex="normal"/>
    </style:style>
    <style:style style:name="T218" style:family="text">
      <style:text-properties style:text-underline-style="none" fo:font-weight="normal" officeooo:rsid="0116cb8c" style:font-weight-asian="normal" style:font-weight-complex="normal"/>
    </style:style>
    <style:style style:name="T219" style:family="text">
      <style:text-properties style:text-underline-style="none" fo:font-weight="normal" officeooo:rsid="0117cdae" style:font-weight-asian="normal" style:font-weight-complex="normal"/>
    </style:style>
    <style:style style:name="T220" style:family="text">
      <style:text-properties style:text-underline-style="none" fo:font-weight="normal" officeooo:rsid="011b05b4" style:font-weight-asian="normal" style:font-weight-complex="normal"/>
    </style:style>
    <style:style style:name="T221" style:family="text">
      <style:text-properties style:text-underline-style="none" fo:font-weight="normal" officeooo:rsid="011e8dd8" style:font-weight-asian="normal" style:font-weight-complex="normal"/>
    </style:style>
    <style:style style:name="T222" style:family="text">
      <style:text-properties style:text-underline-style="none" fo:font-weight="normal" officeooo:rsid="011eabb2" style:font-weight-asian="normal" style:font-weight-complex="normal"/>
    </style:style>
    <style:style style:name="T223" style:family="text">
      <style:text-properties style:text-underline-style="none" fo:font-weight="normal" officeooo:rsid="012086bd" style:font-weight-asian="normal" style:font-weight-complex="normal"/>
    </style:style>
    <style:style style:name="T224" style:family="text">
      <style:text-properties style:text-underline-style="none" fo:font-weight="normal" officeooo:rsid="01225b37" style:font-weight-asian="normal" style:font-weight-complex="normal"/>
    </style:style>
    <style:style style:name="T225" style:family="text">
      <style:text-properties style:text-underline-style="none" fo:font-weight="normal" officeooo:rsid="0123e178" style:font-weight-asian="normal" style:font-weight-complex="normal"/>
    </style:style>
    <style:style style:name="T226" style:family="text">
      <style:text-properties style:text-underline-style="none" fo:font-weight="normal" officeooo:rsid="01241710" style:font-weight-asian="normal" style:font-weight-complex="normal"/>
    </style:style>
    <style:style style:name="T227" style:family="text">
      <style:text-properties style:text-underline-style="none" fo:font-weight="normal" officeooo:rsid="01245da1" style:font-weight-asian="normal" style:font-weight-complex="normal"/>
    </style:style>
    <style:style style:name="T228" style:family="text">
      <style:text-properties style:text-underline-style="none" fo:font-weight="normal" officeooo:rsid="0124c2b2" style:font-weight-asian="normal" style:font-weight-complex="normal"/>
    </style:style>
    <style:style style:name="T229" style:family="text">
      <style:text-properties style:text-underline-style="none" fo:font-weight="normal" officeooo:rsid="0124d9f5" style:font-weight-asian="normal" style:font-weight-complex="normal"/>
    </style:style>
    <style:style style:name="T230" style:family="text">
      <style:text-properties style:text-underline-style="none" fo:font-weight="normal" officeooo:rsid="0126366c" style:font-weight-asian="normal" style:font-weight-complex="normal"/>
    </style:style>
    <style:style style:name="T231" style:family="text">
      <style:text-properties style:text-underline-style="none" fo:font-weight="normal" officeooo:rsid="0127d1e5" style:font-weight-asian="normal" style:font-weight-complex="normal"/>
    </style:style>
    <style:style style:name="T232" style:family="text">
      <style:text-properties style:text-underline-style="none" fo:font-weight="normal" officeooo:rsid="0129cf6f" style:font-weight-asian="normal" style:font-weight-complex="normal"/>
    </style:style>
    <style:style style:name="T233" style:family="text">
      <style:text-properties style:text-underline-style="none" fo:font-weight="normal" officeooo:rsid="012a1fc0" style:font-weight-asian="normal" style:font-weight-complex="normal"/>
    </style:style>
    <style:style style:name="T234" style:family="text">
      <style:text-properties style:text-underline-style="none" fo:font-weight="normal" officeooo:rsid="012b7bbe" style:font-weight-asian="normal" style:font-weight-complex="normal"/>
    </style:style>
    <style:style style:name="T235" style:family="text">
      <style:text-properties style:text-underline-style="none" fo:font-weight="normal" officeooo:rsid="012e8e3e" style:font-weight-asian="normal" style:font-weight-complex="normal"/>
    </style:style>
    <style:style style:name="T236" style:family="text">
      <style:text-properties style:text-underline-style="none" fo:font-weight="normal" officeooo:rsid="01305235" style:font-weight-asian="normal" style:font-weight-complex="normal"/>
    </style:style>
    <style:style style:name="T237" style:family="text">
      <style:text-properties style:text-underline-style="none" fo:font-weight="normal" officeooo:rsid="0131fc5e" style:font-weight-asian="normal" style:font-weight-complex="normal"/>
    </style:style>
    <style:style style:name="T238" style:family="text">
      <style:text-properties style:text-underline-style="none" fo:font-weight="normal" officeooo:rsid="01328d0c" style:font-weight-asian="normal" style:font-weight-complex="normal"/>
    </style:style>
    <style:style style:name="T239" style:family="text">
      <style:text-properties style:text-underline-style="none" fo:font-weight="normal" officeooo:rsid="0133c78b" style:font-weight-asian="normal" style:font-weight-complex="normal"/>
    </style:style>
    <style:style style:name="T240" style:family="text">
      <style:text-properties style:text-underline-style="none" fo:font-weight="bold" officeooo:rsid="00f55b27" style:font-weight-asian="bold" style:font-weight-complex="bold"/>
    </style:style>
    <style:style style:name="T241" style:family="text">
      <style:text-properties style:text-underline-style="none" fo:font-weight="bold" officeooo:rsid="00f871c4" style:font-weight-asian="bold" style:font-weight-complex="bold"/>
    </style:style>
    <style:style style:name="T242" style:family="text">
      <style:text-properties style:text-underline-style="none" fo:font-weight="bold" officeooo:rsid="0100d16a" style:font-weight-asian="bold" style:font-weight-complex="bold"/>
    </style:style>
    <style:style style:name="T243" style:family="text">
      <style:text-properties style:text-underline-style="none" fo:font-weight="bold" officeooo:rsid="0108fc05" style:font-weight-asian="bold" style:font-weight-complex="bold"/>
    </style:style>
    <style:style style:name="T244" style:family="text">
      <style:text-properties style:text-underline-style="none" fo:font-weight="bold" officeooo:rsid="010bce36" style:font-weight-asian="bold" style:font-weight-complex="bold"/>
    </style:style>
    <style:style style:name="T245" style:family="text">
      <style:text-properties style:text-underline-style="none" fo:font-weight="bold" officeooo:rsid="0112f64b" style:font-weight-asian="bold" style:font-weight-complex="bold"/>
    </style:style>
    <style:style style:name="T246" style:family="text">
      <style:text-properties style:text-underline-style="none" fo:font-weight="bold" officeooo:rsid="01169e29" style:font-weight-asian="bold" style:font-weight-complex="bold"/>
    </style:style>
    <style:style style:name="T247" style:family="text">
      <style:text-properties style:text-underline-style="none" fo:font-weight="bold" officeooo:rsid="0117cdae" style:font-weight-asian="bold" style:font-weight-complex="bold"/>
    </style:style>
    <style:style style:name="T248" style:family="text">
      <style:text-properties style:text-underline-style="none" fo:font-weight="bold" officeooo:rsid="01225b37" style:font-weight-asian="bold" style:font-weight-complex="bold"/>
    </style:style>
    <style:style style:name="T249" style:family="text">
      <style:text-properties style:text-underline-style="none" fo:font-weight="bold" officeooo:rsid="0123e178" style:font-weight-asian="bold" style:font-weight-complex="bold"/>
    </style:style>
    <style:style style:name="T250" style:family="text">
      <style:text-properties style:text-underline-style="none" fo:font-weight="bold" officeooo:rsid="01241710" style:font-weight-asian="bold" style:font-weight-complex="bold"/>
    </style:style>
    <style:style style:name="T251" style:family="text">
      <style:text-properties style:text-underline-style="none" fo:font-weight="bold" officeooo:rsid="012b7bbe" style:font-weight-asian="bold" style:font-weight-complex="bold"/>
    </style:style>
    <style:style style:name="T252" style:family="text">
      <style:text-properties style:text-underline-style="none" fo:font-weight="bold" officeooo:rsid="01328d0c" style:font-weight-asian="bold" style:font-weight-complex="bold"/>
    </style:style>
    <style:style style:name="T253" style:family="text">
      <style:text-properties style:text-underline-style="none" fo:font-weight="bold" officeooo:rsid="0133c78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 rivoluzione francese</text:p>
      <text:p text:style-name="P1">Storiografia e periodizzazione</text:p>
      <text:p text:style-name="P6">Grazie alla rivoluzione francese si abbandona, almeno idealmente, una società fondata sui ceti, per far posto ad una <text:span text:style-name="T1">liberale e democratica. </text:span><text:span text:style-name="T2">Con questa si ebbero anche l’affermazione dei principi del popolo come </text:span><text:span text:style-name="T4">nazione</text:span><text:span text:style-name="T35"> e l’uguaglianza di fronte alla </text:span><text:span text:style-name="T4">legge</text:span><text:span text:style-name="T35">. </text:span><text:span text:style-name="T36">La rivoluzione si può dividere in tre fasi: quella monarchico-costituzionale, quella repubblicano-democratica e quella repubblicano-moderata.</text:span></text:p>
      <text:p text:style-name="P2">La crisi della società dell’antico regime</text:p>
      <text:p text:style-name="P7">La Francia aveva un gran numero di abitanti, per lo più concentrati nelle campagne. <text:span text:style-name="T114">Nel corso del secolo si era formato un ceto di commercianti </text:span><text:span text:style-name="T115">che aveva accumulato grandi ricchezze; </text:span><text:span text:style-name="T116">l’esercito era uno dei più potenti; </text:span><text:span text:style-name="T117">la burocrazia era solida ed efficiente; </text:span><text:span text:style-name="T118">lo Stato era diventato un centro di cultura, dove nacque l’Illuminismo.<text:line-break/></text:span><text:span text:style-name="T119">La società era tuttavia ancora legata al feudo, che assicurava il predominio a nobili e chierici, </text:span><text:span text:style-name="T120">che in più godevano di privilegi fiscali e giuridici. </text:span><text:span text:style-name="T121">In particolare la nobiltà, nonostante non assolvesse più ai compiti che originariamente le garantivano una preminenza sociale, continua a </text:span><text:span text:style-name="T122">godere di un trattamento altamente privilegiato. </text:span><text:span text:style-name="T123">Analogamente, l’alto clero poteva contare sui privilegi fiscali e sugli introiti ulteriori provenienti dai decimi di raccolto che i contadini, peraltro simili ai sacerdoti del basso clero, </text:span><text:span text:style-name="T124">versavano ai conventi.<text:line-break/></text:span><text:span text:style-name="T125">Al di sotto di questi due v’era il Terzo Stato, </text:span><text:span text:style-name="T126">in cui però figurava il ceto attivo dei grandi borghesi affaristi, che riconoscevano il loro fondamentale ruolo all’interno dello Stato e che vollero rivendicare la loro statura sociale.<text:line-break/></text:span><text:span text:style-name="T127">L’erario era sfiancato </text:span><text:span text:style-name="T128">dai debiti contratti negli anni precedenti coi due Luigi </text:span><text:span text:style-name="T127">e aveva bisogno di entrate: </text:span><text:span text:style-name="T129">nonostante si provò a tassare nobiltà e clero, questi si opposero, rendendo non solo impossibile il risanamento ma aggravando successivamente la situazione, quando Necker, volendo operare un taglio dei costi e mostrando pubblicamente la precarietà finanziaria francese, fu costretto alle dimissioni sotto proprio la pressione dei nobili indignati. </text:span><text:span text:style-name="T130">A questo si aggiunse l’aumento del prezzo del grano, dovuto ad una crisi economica che gravò sulla Francia per due anni, </text:span><text:span text:style-name="T131">che scatenò tumulti contro il carovita.<text:line-break/></text:span><text:span text:style-name="T132">In questo clima vennero convocati gli Stati Generali, </text:span><text:span text:style-name="T133">l’unica istituzione che poteva autorizzare l’imposizione di nuove tasse.</text:span></text:p>
      <text:p text:style-name="P3">La rivoluzione borghes<text:span text:style-name="T134">e</text:span></text:p>
      <text:p text:style-name="P8">L’elezione dei deputati degli Stati Generali avvenne con un suffragio censitario maschile, cosa che scatenò molte polemiche e lamentele, <text:span text:style-name="T135">le quali, </text:span>raccolt<text:span text:style-name="T135">e</text:span> nei <text:soft-page-break/>“<text:span text:style-name="T135">quaderni delle lagnanze”, </text:span><text:span text:style-name="T136">mostrarono, insieme alle proposte, il malessere che regnava in </text:span><text:span text:style-name="T137">F</text:span><text:span text:style-name="T136">rancia in quel periodo. </text:span><text:span text:style-name="T138">La monarchia si rese conto che proprio lei non poteva coesistere con le pretese liberali e d’uguaglianza che proponeva il Terzo Stato, </text:span><text:span text:style-name="T139">col quale si schierarono gli intellettuali illuministi, facendo muovere l’opinione pubblica contro i nobili e il potere regio, nonché contro il cattivo sistema di rappresentanza. </text:span><text:span text:style-name="T140">Proprio il sistema di voto dell’assemblea era un punto cruciale; si votava in due modi: </text:span><text:span text:style-name="T141">per </text:span><text:span text:style-name="T5">ordine</text:span><text:span text:style-name="T37">, dunque un unico voto per ciascuno dei tre ceti, o per </text:span><text:span text:style-name="T5">testa</text:span><text:span text:style-name="T37">, </text:span><text:span text:style-name="T38">ovvero un voto per rappresentante, </text:span><text:span text:style-name="T39">che avrebbe potuto avvantaggiare il Terzo Stato.<text:line-break/></text:span><text:span text:style-name="T40">All’assemblea del 5 maggio 1789 </text:span><text:span text:style-name="T41">v’erano 291 chierici, 270 nobili e 578 tra avvocati, professionisti, </text:span><text:span text:style-name="T42">commercianti, industriali, mercanti e finanzieri del Terzo Stato. </text:span><text:span text:style-name="T43">Questo non risolse la questione, pertanto il Terzo Stato, forte dei suoi appoggi, </text:span><text:span text:style-name="T44">si autoproclamò </text:span><text:span text:style-name="T6">Assemblea Nazionale</text:span><text:span text:style-name="T44">, </text:span><text:span text:style-name="T45">la quale, al tentativo di interruzione delle riunioni da parte di Luigi XVI, si riunì nella </text:span><text:span text:style-name="T7">sala della pallacorda</text:span><text:span text:style-name="T45"> </text:span><text:span text:style-name="T46">e giurarono solennemente </text:span><text:span text:style-name="T47">di non separarsi se non dopo aver dato alla Francia un </text:span><text:span text:style-name="T8">nuovo ordinamento costituzionale</text:span><text:span text:style-name="T47">. </text:span><text:span text:style-name="T48">Nel </text:span><text:span text:style-name="T49">9 luglio 1789 </text:span><text:span text:style-name="T50">nacque l’</text:span><text:span text:style-name="T9">Assemblea nazionale costituente</text:span><text:span text:style-name="T50">: </text:span><text:span text:style-name="T51">Luigi XVI, dopo aver licenziato Necker, concentra le truppe a Versailles, con l’intenzione di operare una controffensiva.<text:line-break/></text:span><text:span text:style-name="T52">Il </text:span><text:span text:style-name="T10">14 luglio 1789</text:span><text:span text:style-name="T52"> </text:span><text:span text:style-name="T53">la folla cittadina </text:span><text:span text:style-name="T54">prese d’assalto la fortezza carceraria della </text:span><text:span text:style-name="T11">Bastiglia</text:span><text:span text:style-name="T54">, </text:span><text:span text:style-name="T55">che si ergeva al centro </text:span><text:span text:style-name="T56">della città. </text:span><text:span text:style-name="T57">V’erano solo sette detenuti, ma ebbe un enorme valore simbolico in quanto erano oppositori politici; </text:span><text:span text:style-name="T58">in più si vociferava che all’interno si stessero raccogliendo armi per la controffensiva. </text:span><text:span text:style-name="T59">La reazione del governatore de Launay </text:span><text:span text:style-name="T60">fu violenta e provocò un centinaio di vittime, tra morti e feriti. </text:span><text:span text:style-name="T61">Il popolo non lasciò passare e, quando furono riusciti a penetrare la fortezza e ad espugnarla, </text:span><text:span text:style-name="T62">uccisero il governatore e ne tagliarono la testa, che fu portata in giro per la città. </text:span><text:span text:style-name="T63">La prima conseguenza fu quella di sostituire gli amministratori aristocratici con quelli borghesi, </text:span><text:span text:style-name="T64">che istituirono una </text:span><text:span text:style-name="T12">Guardia nazionale</text:span><text:span text:style-name="T64"> a loro difesa, </text:span><text:span text:style-name="T75">con a capo l’ex generale Marie-Joseph de La Fayette</text:span><text:span text:style-name="T64">. Il re, al suo rientro, fu costretto ad esibire la coccarda </text:span><text:span text:style-name="T65">(simbolo della milizia rivoluzionaria)</text:span><text:span text:style-name="T64"> tricolore di fronte alla folla.<text:line-break/></text:span><text:span text:style-name="T66">Da Parigi la rivoluzione si estese a macchia d’olio per tutta la Francia, facendo sorgere anche le rivoluzioni contadina e municipale. </text:span><text:span text:style-name="T67">Le campagne, infatti, continuavano a risentire </text:span><text:span text:style-name="T68">della </text:span><text:span text:style-name="T69">difficile situazione economica, </text:span><text:span text:style-name="T70">e si videro pertanto protagoniste delle rivolte contadine che puntavano ai castelli nobiliari, con all’interno i documenti che sancivano i privilegi feudali.<text:line-break/></text:span><text:span text:style-name="T71">L’Assemblea, dopo aver assistito ai numerosi tumulti, intervenne abolendo i diritti signorili </text:span><text:span text:style-name="T72">ovvero gli obblighi e le prestazioni </text:span><text:span text:style-name="T73">che gravavano sui contadini feudali.<text:line-break/></text:span><text:span text:style-name="T74">Il passo successivo fu quello della stesura della </text:span><text:span text:style-name="T13">Dichiarazione dei diritti dell’uomo e del cittadino</text:span><text:span text:style-name="T74">, </text:span><text:span text:style-name="T76">che constava di diciassette articoli fondati </text:span><text:span text:style-name="T77">sulla libertà individuale, l’uguaglianza, la sovranità popolare e il diritto di proprietà. </text:span><text:span text:style-name="T78">Questo atto non fu gradito </text:span><text:soft-page-break/><text:span text:style-name="T78">dal re che voleva opporsi; alla notizia che un ufficiale, di fronte al sovrano, aveva calpestato una coccarda tricolore, un esercito di uomini e donne, affiancati dalla Guardia nazionale, marciò verso la reggia di Versailles, uccidendo le guardie che opposero resistenza e occupando i locali. Al re venne imposto di sottostare alle nuove dichiarazioni e di trasferirsi a Tuileries </text:span><text:span text:style-name="T79">il giorno dopo.<text:line-break/></text:span><text:span text:style-name="T80">Vennero stabiliti in seguito i criteri di </text:span><text:span text:style-name="T84">attribuzione dei diritti politici</text:span><text:span text:style-name="T81">, tuttavia in contrasto </text:span><text:span text:style-name="T82">con le dichiarazioni da poco promulgate, in quanto furono fondati sul censo. </text:span><text:span text:style-name="T83">Solamente poco più di 50 000 persone, ad esempio, potevano concorrere per </text:span><text:span text:style-name="T84">essere elette, </text:span><text:span text:style-name="T85">dietro pagamento di 52 lir</text:span><text:span text:style-name="T86">e: è questa la fase borghese.<text:line-break/></text:span><text:span text:style-name="T87">Con la </text:span><text:span text:style-name="T14">Costituzione civile del clero</text:span><text:span text:style-name="T87"> fu decretato il giuramento che i chierici dovevano fare per essere messi al servizio dello Stato, che ne avrebbe sostenuto le spese. </text:span><text:span text:style-name="T88">A questo punto il clero francese era diviso in costituzionali e refratta</text:span><text:span text:style-name="T89">ri.<text:line-break/>Con la confisca dei beni immobili clericali si passò ad avere una maggiore percentuale di proprietà da parte di ricchi agricoltori e borghesi.</text:span></text:p>
      <text:p text:style-name="P4">La monarchia costituzionale</text:p>
      <text:p text:style-name="P9">Con la libertà di stampa si ottenne anche la nascita di una <text:span text:style-name="T3">discussione pubblica</text:span><text:span text:style-name="T34">, che trattava, tra gli altri, i temi dei decreti dell’assemblea e dell’obiettivo finale. </text:span><text:span text:style-name="T90">Queste discussioni erano animate dai </text:span><text:span text:style-name="T142">club</text:span><text:span text:style-name="T143">, delle associazioni </text:span><text:span text:style-name="T144">politiche parigine, tra le quali spiccavano i rivoluzionari moderati, i foglianti di La Fayette, </text:span><text:span text:style-name="T145">i cordiglieri. </text:span><text:span text:style-name="T146">Un altro club importante era quello dei giacobini, costituito dall’alta e media borghesia, al cui interno v’erano i più moderati girondini.<text:line-break/></text:span><text:span text:style-name="T147">Dagli strati inferiori del terzo stato emersero i sanculotti, i piccoli borghesi e i proletari urbani difensori dei principi di democrazia diretta e uguaglianza sociale.<text:line-break/></text:span><text:span text:style-name="T148">A seguito dell’oppressione da parte della Guardia nazionale dei rivoltosi del Campo di Marte, </text:span><text:span text:style-name="T149">che chiedevano la destituzione del sovrano, </text:span><text:span text:style-name="T150">l’influenza che cordiglieri e sanculotti </text:span><text:span text:style-name="T151">aumentò a discapito di quella dei moderati e della stessa Assemblea.<text:line-break/></text:span><text:span text:style-name="T152">La nuova </text:span><text:span text:style-name="T157">Costituzione</text:span><text:span text:style-name="T152"> fu votata il</text:span><text:span text:style-name="T153"> 3 settembre 1791, </text:span><text:span text:style-name="T154">e fece della Francia una monarchia costituzionale:</text:span></text:p>
      <text:p text:style-name="P9"><text:span text:style-name="T154">il potere esecutivo fu donato al re, che poteva mettere il veto sulle leggi, e ai ministri;<text:line-break/>il potere legislativo all’Assemblea legislativa, eletta ogni due anni con funzione di controllo del governo;<text:line-break/></text:span><text:span text:style-name="T155">il potere giudiziario a magistrati votati </text:span><text:span text:style-name="T156">nelle assemblee popolari.</text:span></text:p>
      <text:p text:style-name="P10">I governi europei erano preoccupati <text:span text:style-name="T179">del possibile </text:span><text:span text:style-name="T15">contagio rivoluzionario</text:span><text:span text:style-name="T179"> </text:span><text:span text:style-name="T180">e iniziarono a considerare l’idea </text:span><text:span text:style-name="T181">di ripristinare l’assolutismo in Francia in modo preventivo, scatenando una guerra. </text:span><text:span text:style-name="T182">L’assemblea legislativa </text:span><text:span text:style-name="T183">decise di muovere guerra all’Austria, </text:span><text:span text:style-name="T184">al fianco della quale si schierò la Prussia. </text:span><text:span text:style-name="T185">La Francia dovette dunque gestire le guerre contro le potenze straniere e i conflitti politici interni.<text:line-break/></text:span><text:soft-page-break/><text:span text:style-name="T186">Coi primi insuccessi, le tensioni crebbero: l’assemblea era in contrasto e si facevano sempre più concrete le accuse di </text:span><text:span text:style-name="T16">tradimento</text:span><text:span text:style-name="T186"> da parte del re e degli aristocratici; </text:span><text:span text:style-name="T187">l’assemblea dichiarò, l’11 luglio 1792, la patria “</text:span><text:span text:style-name="T17">in pericolo</text:span><text:span text:style-name="T187">”.<text:line-break/></text:span><text:span text:style-name="T188">Parigi fu la prima a muoversi, a cui affluirono dei battaglioni volontari sotto il nome di </text:span><text:span text:style-name="T18">federati</text:span><text:span text:style-name="T188">: </text:span><text:span text:style-name="T189">i giacobini, ormai in testa alle altri correnti, </text:span><text:span text:style-name="T190">avevano pressato l’assemblea affinché </text:span><text:span text:style-name="T191">si facesse </text:span><text:span text:style-name="T19">decadere il re</text:span><text:span text:style-name="T191">, </text:span><text:span text:style-name="T192">le quali ultime guardie svizzere furono uccise con l’assalto alle Tuileries </text:span><text:span text:style-name="T193">per mano de</text:span><text:span text:style-name="T194">i rivoltosi, che fecero il municipio la sede del </text:span><text:span text:style-name="T20">Comune insurrezionale</text:span><text:span text:style-name="T194">. </text:span><text:span text:style-name="T195">Vistosi perduto, Luigi XVI </text:span><text:span text:style-name="T196">si rivolse all’assemblea che, sotto la minaccia dei sanculotti, </text:span><text:span text:style-name="T197">lo fece relegare, insieme alla sua famiglia, nella </text:span><text:span text:style-name="T21">prigione del Tempio</text:span><text:span text:style-name="T197">, mettendo una fine alla dinastia capetingia.</text:span></text:p>
      <text:p text:style-name="P5">La Convenzione e la repubblica</text:p>
      <text:p text:style-name="P14">Vennero indette le elezioni, a suffragio <text:span text:style-name="T3">universale maschile</text:span><text:span text:style-name="T34">, </text:span><text:span text:style-name="T91">per formare la nuova assemblea costituente col nome di </text:span><text:span text:style-name="T22">Convenzione nazionale</text:span><text:span text:style-name="T91">, </text:span><text:span text:style-name="T92">che si insedierà a Parigi il 20 settembre </text:span><text:span text:style-name="T93">dello stesso anno, dichiarando decaduta la monarchia a favore della </text:span><text:span text:style-name="T23">repubblica</text:span><text:span text:style-name="T93">. </text:span><text:span text:style-name="T158">Poco dopo, la Convenzione dichiarò, con pochissimi voti di scarto, Luigi XVI come </text:span><text:span text:style-name="T174">traditore</text:span><text:span text:style-name="T158"> della patria, e pertanto venne </text:span><text:span text:style-name="T174">ghigliottinato</text:span><text:span text:style-name="T158"> in piazza, davanti allo sdegno delle corti europee. </text:span><text:span text:style-name="T159">Prevedendo le reazioni di quest</text:span><text:span text:style-name="T160">e </text:span><text:span text:style-name="T159">ultime, </text:span><text:span text:style-name="T161">i francesi si preoccuparono di </text:span><text:span text:style-name="T175">diffondere</text:span><text:span text:style-name="T161"> la rivoluzione </text:span><text:span text:style-name="T162">agli altri paesi, liberando alcuni ex territori francesi in una guerra che, più che idealistica, era diventata di conquista.<text:line-break/></text:span><text:span text:style-name="T163">Per contrastare tutto ciò, la Gran Bretagna creò, nei primi mesi del 1793, la </text:span><text:span text:style-name="T176">Prima coalizione antifrancese</text:span><text:span text:style-name="T163">, </text:span><text:span text:style-name="T164">che riuscì a mettere alle strette l’esercito francese.<text:line-break/></text:span><text:span text:style-name="T165">Nella primavera dello stesso anno, </text:span><text:span text:style-name="T166">in Francia scoppiò, nella regione della Vandea, una </text:span><text:span text:style-name="T177">rivolta di contadini</text:span><text:span text:style-name="T166"> che rivendicavano </text:span><text:span text:style-name="T167">il loro diritto ad esplicitare gli ideali rivoluzionari scendendo direttamente sul campo di battaglia, </text:span><text:span text:style-name="T169">cosa riservata ai borghesi</text:span><text:span text:style-name="T167">. </text:span><text:span text:style-name="T168">A fianco di questo, si proponevano come difensori della </text:span><text:span text:style-name="T178">monarchia</text:span><text:span text:style-name="T170"> e della </text:span><text:span text:style-name="T178">religione</text:span><text:span text:style-name="T170">, </text:span><text:span text:style-name="T171">messa in discussione dal laicismo diffusosi all’epoca; </text:span><text:span text:style-name="T173">g</text:span><text:span text:style-name="T172">li scontri tra repubblicani e gli insorti furono atroci, provocando circa 128 000 morti.</text:span></text:p>
      <text:p text:style-name="P12">L’affermazione dei giacobini e il Terrore</text:p>
      <text:p text:style-name="P15">La colpa di tutto questo venne data ai girondini: 29 deputati di loro vennero condannati a morte <text:span text:style-name="T199">per tradimento </text:span><text:span text:style-name="T198">da una folla minacciosa che circondò la </text:span><text:span text:style-name="T24">Convenzione</text:span><text:span text:style-name="T94">, che di fatto passò sotto il </text:span><text:span text:style-name="T24">controllo dei giacobini</text:span><text:span text:style-name="T94">.<text:line-break/></text:span><text:span text:style-name="T95">Venne creato il </text:span><text:span text:style-name="T25">Comitato di salute pubblica</text:span><text:span text:style-name="T95">, </text:span><text:span text:style-name="T96">a cui fu affidato il potere esecutivo </text:span><text:span text:style-name="T97">(solo nove membri), </text:span><text:span text:style-name="T98">che </text:span><text:span text:style-name="T200">ordinò la </text:span><text:span text:style-name="T240">leva in massa</text:span><text:span text:style-name="T200"> e sostituì tutti gli ufficiali dalla dubbia fede repubblicana con dei giovani </text:span><text:span text:style-name="T240">comandanti plebei</text:span><text:span text:style-name="T200">.<text:line-break/></text:span><text:span text:style-name="T201">Venne stilata una </text:span><text:span text:style-name="T241">nuova Costituzione</text:span><text:span text:style-name="T201"> </text:span><text:span text:style-name="T202">votata </text:span><text:span text:style-name="T203">a suffragio universale maschile, </text:span><text:span text:style-name="T204">che però non </text:span><text:span text:style-name="T205">entrò mai in vigore. </text:span><text:span text:style-name="T206">Nel tumulto, nacque anche il movimento femminista con </text:span><text:span text:style-name="T242">Olympe de Gouges</text:span><text:span text:style-name="T206">, </text:span><text:span text:style-name="T207">che rivendicava i diritti della donna e della cittadini.<text:line-break/></text:span><text:soft-page-break/><text:span text:style-name="T208">Si passò di nuovo all’azione quando, per vendicare la morte dei girondini, una giovane monarchica assassinò il cordigliere </text:span><text:span text:style-name="T243">Marat</text:span><text:span text:style-name="T208">: </text:span><text:span text:style-name="T209">il comitato di salute pubblica passò alle armi. </text:span><text:span text:style-name="T210">Le </text:span><text:span text:style-name="T244">terre <text:s/>confiscate</text:span><text:span text:style-name="T210"> furono adibit</text:span><text:span text:style-name="T211">e</text:span><text:span text:style-name="T210"> alla vendita </text:span><text:span text:style-name="T212">ai contadini, cui erano concessi dieci anni per estinguere il debito, </text:span><text:span text:style-name="T213">insieme a un massimale sul prezzo dei cereali, per farne fronte all’inflazione; </text:span><text:span text:style-name="T214">i ricchi pagavano ora delle </text:span><text:span text:style-name="T245">imposte straordinarie</text:span><text:span text:style-name="T214"> </text:span><text:span text:style-name="T215">e gli speculatori venivano minacciati </text:span><text:span text:style-name="T216">di</text:span><text:span text:style-name="T215"> morte.<text:line-break/></text:span><text:span text:style-name="T217">Nacque, a fianco di quello di salute pubblica, il </text:span><text:span text:style-name="T246">Comitato di sicurezza generale</text:span><text:span text:style-name="T217">: </text:span><text:span text:style-name="T218">svolse un’attività politic</text:span><text:span text:style-name="T219">a di polizia, nominando i presunti “nemici del popolo” al </text:span><text:span text:style-name="T247">Tribunale rivoluzionario</text:span><text:span text:style-name="T219">. </text:span><text:span text:style-name="T220">Il terrore divenne caratteristico </text:span><text:span text:style-name="T221">dell’epoca.<text:line-break/></text:span><text:span text:style-name="T222">In questo clima fu ghigliottinata l’ex </text:span><text:span text:style-name="T223">regina </text:span><text:span text:style-name="T248">Maria Antonietta</text:span><text:span text:style-name="T224">, </text:span><text:span text:style-name="T225">precedentemente a 21 deputati </text:span><text:span text:style-name="T249">girondini</text:span><text:span text:style-name="T225"> </text:span><text:span text:style-name="T226">e i </text:span><text:span text:style-name="T250">rivoluzionari della prima ora</text:span><text:span text:style-name="T226">. </text:span><text:span text:style-name="T227">Nella Vandea, </text:span><text:span text:style-name="T228">a migliaia furono annegati nella Loira, </text:span><text:span text:style-name="T229">tra preti refrattari e</text:span><text:span text:style-name="T230"> sospetti. </text:span><text:span text:style-name="T231">Le chiese vennero chiuse </text:span><text:span text:style-name="T232">e alcune adibite al culto della nuova dea Ragione, di matrice illuminista; </text:span><text:span text:style-name="T233">il clero venne </text:span><text:span text:style-name="T234">indotto al neonato </text:span><text:span text:style-name="T251">matrimonio civile</text:span><text:span text:style-name="T234">, che poteva ora essere stroncato dal </text:span><text:span text:style-name="T251">divorzio</text:span><text:span text:style-name="T234">. Si assiste dunque a un processo di </text:span><text:span text:style-name="T251">scristianizzazione</text:span><text:span text:style-name="T234">, </text:span><text:span text:style-name="T235">accompagnato dalla creazione di un nuovo calendario, che portava, al posto dei santi, nomi appartenenti alle sfere del lavoro, dell’agricoltura e delle ideologie illuministe.<text:line-break/></text:span><text:span text:style-name="T236">Questo terrore si consolidò </text:span><text:span text:style-name="T237">con una legge che concentrava tutti i poteri nelle mani del Comitato di salute pubblica: </text:span><text:span text:style-name="T238">vennero giustiziati gli arrabbiati e gli hebertisti, fatto che diede il via al periodo del “</text:span><text:span text:style-name="T252">Grande Terrore</text:span><text:span text:style-name="T238">”.<text:line-break/></text:span><text:span text:style-name="T239">Venne poco dopo istituita la “</text:span><text:span text:style-name="T253">legge dei sospetti</text:span><text:span text:style-name="T239">”, con la quale </text:span><text:span text:style-name="T253">Robespierre</text:span><text:span text:style-name="T239"> poté esercitare autonomamente la sua personale dittatura.</text:span></text:p>
      <text:p text:style-name="P13">Dal “Terrore Bianco” al Direttorio</text:p>
      <text:p text:style-name="P16">Se questo terrore poteva essere giustificato dalla necessità di difendersi dal pericolo di una restaurazione monarchica, dopo la vittoria francese a <text:span text:style-name="T3">Fleurus</text:span><text:span text:style-name="T34"> </text:span><text:span text:style-name="T99">non ce n’era più bisogno: </text:span><text:span text:style-name="T100">si cominciò a congiurare contro Robespierre </text:span><text:span text:style-name="T101">che fu infine </text:span><text:span text:style-name="T26">ghigliottinat</text:span><text:span text:style-name="T27">o</text:span><text:span text:style-name="T102"> insieme a 21 suoi collaboratori. </text:span><text:span text:style-name="T103">Con questo cominciò </text:span><text:span text:style-name="T104">l’ultima fase della rivoluzione, quella più </text:span><text:span text:style-name="T28">moderata</text:span><text:span text:style-name="T104"> </text:span><text:span text:style-name="T105">e lontana da una repubblica democratica. </text:span><text:span text:style-name="T106">Cominciò una caccia ai giacobini e ai sanculotti, che furono giustiziati in maniera sommaria.<text:line-break/></text:span><text:span text:style-name="T107">Si ripristinò il </text:span><text:span text:style-name="T29">liberismo economico</text:span><text:span text:style-name="T107">, causando una forte </text:span><text:span text:style-name="T29">inflazione</text:span><text:span text:style-name="T107">; </text:span><text:span text:style-name="T108">furono stipulati patti di pace con tutti gli stati meno la Gran Bretagna e l’Austria, con cui ancora erano in guerra.</text:span><text:span text:style-name="T109"> Fu emanata, </text:span><text:span text:style-name="T111">insieme a</text:span><text:span text:style-name="T109"> una nuova costituzione </text:span><text:span text:style-name="T110">che rafforzò il </text:span><text:span text:style-name="T30">suffragio censitario</text:span><text:span text:style-name="T110">, </text:span><text:span text:style-name="T111">la </text:span><text:span text:style-name="T31">Dichiarazione dei doveri</text:span><text:span text:style-name="T111">, che mirava più a impedire slanci monarchici che a stabilire dei principi democratici.<text:line-break/></text:span><text:span text:style-name="T112">I </text:span><text:span text:style-name="T32">poteri</text:span><text:span text:style-name="T112"> furono divisi rigorosamente:<text:line-break/>– quello </text:span><text:span text:style-name="T32">legislativo</text:span><text:span text:style-name="T112"> fu affidato a due </text:span><text:span text:style-name="T32">Camere</text:span><text:span text:style-name="T112">, il Consiglio dei cinquecento e quello degli Anziani;<text:line-break/></text:span><text:soft-page-break/><text:span text:style-name="T112">– quello </text:span><text:span text:style-name="T32">esecutivo</text:span><text:span text:style-name="T112"> toccava a soli </text:span><text:span text:style-name="T32">cinque membri</text:span><text:span text:style-name="T112"> costitutivi del </text:span><text:span text:style-name="T32">Direttorio</text:span><text:span text:style-name="T112">;<text:line-break/>– quello </text:span><text:span text:style-name="T32">giudiziario</text:span><text:span text:style-name="T112"> </text:span><text:span text:style-name="T113">rimase alla </text:span><text:span text:style-name="T33">magistratura elettiva</text:span><text:span text:style-name="T113">.</text:span><text:span text:style-name="T11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5:49:09.871476888</meta:creation-date>
    <dc:date>2021-02-17T17:57:50.969996737</dc:date>
    <meta:editing-duration>PT5H35S</meta:editing-duration>
    <meta:editing-cycles>255</meta:editing-cycles>
    <meta:generator>LibreOffice/6.4.6.2$Linux_X86_64 LibreOffice_project/40$Build-2</meta:generator>
    <meta:document-statistic meta:table-count="0" meta:image-count="0" meta:object-count="0" meta:page-count="6" meta:paragraph-count="17" meta:word-count="2129" meta:character-count="14281" meta:non-whitespace-character-count="12164"/>
  </office:meta>
</office:document-meta>
</file>